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1.02cm" fo:min-width="21.012cm" draw:shadow="hidden"/>
    </style:style>
    <style:style style:name="gr4" style:family="graphic" style:parent-style-name="standard">
      <style:graphic-properties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3" style:family="text">
      <style:text-properties style:text-position="33% 58%" fo:font-family="'Liberation Sans'" style:font-family-generic="roman" style:font-pitch="variable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4" style:family="text">
      <style:text-properties style:text-position="0% 100%" fo:font-family="'Liberation Sans'" style:font-family-generic="roman" style:font-pitch="variable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5" style:family="text">
      <style:text-properties style:text-position="0% 100%"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6" style:family="text">
      <style:text-properties style:text-position="0% 100%" fo:font-family="'Liberation Sans'" style:font-family-generic="roman" style:font-pitch="variable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7" style:family="text">
      <style:text-properties style:text-position="33% 58%" fo:font-family="'Liberation Sans'" style:font-family-generic="roman" style:font-pitch="variable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8" style:family="text">
      <style:text-properties fo:font-family="'Liberation Sans'" style:font-family-generic="roman" style:font-pitch="variable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9" style:family="text">
      <style:text-properties fo:color="#ff0000" fo:font-family="'Liberation Sans'" style:font-family-generic="roman" style:font-pitch="variable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10" style:family="text">
      <style:text-properties style:text-position="33% 58%" fo:font-family="'Liberation Sans'" style:font-family-generic="roman" style:font-pitch="variable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14" style:family="text">
      <style:text-properties style:text-position="33% 58%" fo:font-family="'Liberation Sans'" style:font-family-generic="roman" style:font-pitch="variable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15" style:family="text">
      <style:text-properties style:text-position="0% 100%" fo:font-family="'Liberation Sans'" style:font-family-generic="roman" style:font-pitch="variable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16" style:family="text">
      <style:text-properties style:text-position="0% 100%"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17" style:family="text">
      <style:text-properties style:text-position="0% 100%" fo:font-family="'Liberation Sans'" style:font-family-generic="roman" style:font-pitch="variable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18" style:family="text">
      <style:text-properties style:text-position="0% 100%" fo:font-family="'Liberation Sans'" style:font-family-generic="roman" style:font-pitch="variable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19" style:family="text">
      <style:text-properties style:text-position="0% 100%" fo:font-family="'Liberation Sans'" style:font-family-generic="roman" style:font-pitch="variable" fo:font-size="24pt" fo:font-weight="normal" style:font-family-asian="'Liberation Sans'" style:font-style-name-asian="Regular" style:font-family-generic-asian="swiss" style:font-size-asian="24pt" style:font-weight-asian="normal" style:font-family-complex="'Liberation Sans'" style:font-style-name-complex="Regular" style:font-family-generic-complex="swiss" style:font-size-complex="24pt" style:font-weight-complex="normal"/>
    </style:style>
    <style:style style:name="T20" style:family="text">
      <style:text-properties style:text-position="33% 58%" fo:font-family="'Liberation Sans'" style:font-family-generic="roman" style:font-pitch="variable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21" style:family="text">
      <style:text-properties fo:font-family="'Liberation Sans'" style:font-family-generic="roman" style:font-pitch="variable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22" style:family="text">
      <style:text-properties fo:color="#ff0000" fo:font-family="'Liberation Sans'" style:font-family-generic="roman" style:font-pitch="variable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23" style:family="text">
      <style:text-properties fo:font-family="'Liberation Sans'" style:font-family-generic="roman" style:font-pitch="variable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24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tg 01-27-14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10.538cm" svg:height="11.43cm" svg:x="1.016cm" svg:y="8.636cm" presentation:class="outline" presentation:user-transformed="true">
          <draw:text-box>
            <text:list text:style-name="L2">
              <text:list-item>
                <text:p><text:span text:style-name="T1">Obtain e',p',</text:span><text:span text:style-name="T2">π</text:span><text:span text:style-name="T3">+</text:span><text:span text:style-name="T4">,</text:span><text:span text:style-name="T5">π momentum from DC</text:span></text:p>
              </text:list-item>
              <text:list-item>
                <text:p><text:span text:style-name="T6">Apply Momentum Correction to e' momentum</text:span></text:p>
              </text:list-item>
              <text:list-item>
                <text:p><text:span text:style-name="T6">Reconstruct Invariants:</text:span></text:p>
              </text:list-item>
            </text:list>
            <text:list text:style-name="L3">
              <text:list-header>
                <text:p><text:span text:style-name="T6">MM</text:span><text:span text:style-name="T7">top&lt;x&gt;</text:span></text:p>
                <text:list>
                  <text:list-item>
                    <text:p><text:span text:style-name="T1">If </text:span><text:span text:style-name="T2">μ</text:span><text:span text:style-name="T8">,</text:span><text:span text:style-name="T2">σ</text:span><text:span text:style-name="T8"> </text:span><text:span text:style-name="T2">~</text:span><text:span text:style-name="T8"> Expected values, keep be-exp, else</text:span></text:p>
                    <text:p><text:span text:style-name="T8">Adjust </text:span><text:span text:style-name="T9">be-exp <text:s text:c="8"/></text:span><text:span text:style-name="T8">Effective-MomCorr-Exp)</text:span></text:p>
                  </text:list-item>
                </text:list>
                <text:p><text:span text:style-name="T10">. </text:span><text:span text:style-name="T10"><text:tab/></text:span></text:p>
              </text:list-header>
            </text:list>
            <text:list text:style-name="L4">
              <text:list-header>
                <text:p><text:span text:style-name="T10"/></text:p>
              </text:list-header>
            </text:list>
            <text:list text:style-name="L2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draw:style-name="gr2" draw:layer="layout" svg:width="8.128cm" svg:height="0.962cm" svg:x="2.54cm" svg:y="7.166cm">
          <draw:text-box>
            <text:p><text:span text:style-name="T11">Exp. Parameters:</text:span> be-exp</text:p>
          </draw:text-box>
        </draw:frame>
        <draw:frame presentation:style-name="pr5" draw:text-style-name="P1" draw:layer="layout" svg:width="10.541cm" svg:height="11.43cm" svg:x="14.351cm" svg:y="8.636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2">e',p',</text:span><text:span text:style-name="T13">π</text:span><text:span text:style-name="T14">+</text:span><text:span text:style-name="T15">,</text:span><text:span text:style-name="T16">π momentum from DC</text:span></text:p>
                <text:p><text:span text:style-name="T17"/></text:p>
              </text:list-item>
              <text:list-item>
                <text:p><text:span text:style-name="T18">N.A.</text:span></text:p>
                <text:p><text:span text:style-name="T19"/></text:p>
              </text:list-item>
              <text:list-item>
                <text:p><text:span text:style-name="T19">Reconstruct</text:span><text:span text:style-name="T18"> Invariants:</text:span></text:p>
              </text:list-item>
            </text:list>
            <text:list text:style-name="L3">
              <text:list-header>
                <text:p><text:span text:style-name="T18">MM</text:span><text:span text:style-name="T20">top&lt;x&gt;</text:span></text:p>
                <text:list>
                  <text:list-item>
                    <text:p><text:span text:style-name="T12">If </text:span><text:span text:style-name="T13">μ</text:span><text:span text:style-name="T21">,</text:span><text:span text:style-name="T13">σ</text:span><text:span text:style-name="T21"> </text:span><text:span text:style-name="T13">~</text:span><text:span text:style-name="T21"> Experiment, keep be-exp, gpp-pars,else</text:span></text:p>
                    <text:p><text:span text:style-name="T21"><text:s/></text:span></text:p>
                  </text:list-item>
                </text:list>
              </text:list-header>
            </text:list>
            <text:list text:style-name="L6">
              <text:list-item>
                <text:list>
                  <text:list-header>
                    <text:p><text:span text:style-name="T21">Adjust </text:span><text:span text:style-name="T22">be-sim <text:s text:c="22"/></text:span><text:span text:style-name="T23">(Effective-MomCorr-Sim)</text:span></text:p>
                    <text:p><text:span text:style-name="T21">Adjust </text:span><text:span text:style-name="T22">gpp-pars</text:span></text:p>
                  </text:list-header>
                </text:list>
              </text:list-item>
            </text:list>
            <text:list text:style-name="L3">
              <text:list-header>
                <text:p><text:span text:style-name="T20">. </text:span><text:span text:style-name="T20"><text:tab/></text:span></text:p>
              </text:list-header>
            </text:list>
            <text:list text:style-name="L4">
              <text:list-header>
                <text:p><text:span text:style-name="T10"/></text:p>
              </text:list-header>
            </text:list>
            <text:list text:style-name="L2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frame draw:style-name="gr2" draw:layer="layout" svg:width="10.668cm" svg:height="0.962cm" svg:x="14.732cm" svg:y="7.112cm">
          <draw:text-box>
            <text:p><text:span text:style-name="T11">Sim. Parameters:</text:span><text:span text:style-name="T24"> </text:span>be-sim, gpp-pars</text:p>
          </draw:text-box>
        </draw:frame>
        <draw:frame draw:style-name="gr3" draw:layer="layout" svg:width="21.512cm" svg:height="1.27cm" svg:x="1.094cm" svg:y="0.508cm">
          <draw:text-box>
            <text:p><text:span text:style-name="T24">Aligning, in Exp- &amp; Sim-Data, distribution of Invariant distributions</text:span> </text:p>
          </draw:text-box>
        </draw:frame>
        <draw:custom-shape draw:style-name="gr4" draw:text-style-name="P2" draw:layer="layout" svg:width="2.416cm" svg:height="0.762cm" svg:x="11.176cm" svg:y="12.44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layer="layout" svg:width="22.098cm" svg:height="7.361cm" svg:x="1.016cm" svg:y="1.681cm">
          <draw:text-box>
            <text:p><text:span text:style-name="T24">1. Adjust, via Momentum and Effective-Momentum-Corrects-Exp, Invariants in Exp-Data to their Expected distributions</text:span></text:p>
            <text:p><text:span text:style-name="T24"><text:tab/></text:span><text:span text:style-name="T24">Expected distribution = Natural distribution, smeared by CLAS detector</text:span></text:p>
            <text:p><text:span text:style-name="T24">2. Adjust, via GPP-pars and Effective-Momentum-Corrects-Sim, Invariants in Sim-Data to match Invariants in Exp-Data.</text:span></text:p>
            <text:p><text:span text:style-name="T24"/></text:p>
            <text:p><text:span text:style-name="T24">Therefore, after 1 &amp; 2, </text:span></text:p>
            <text:p><text:span text:style-name="T24"/></text:p>
            <text:p><text:span text:style-name="T24"/></text:p>
            <text:p><text:span text:style-name="T24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79cm" svg:x="1.4cm" svg:y="4.914cm" presentation:class="outline">
          <draw:text-box>
            <text:list text:style-name="L6">
              <text:list-item>
                <text:p>It is hoped that, after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jun Trivedi</meta:initial-creator>
    <meta:creation-date>2014-01-27T06:58:44</meta:creation-date>
    <dc:date>2014-01-27T08:36:03</dc:date>
    <dc:creator>Arjun Trivedi</dc:creator>
    <meta:editing-duration>PT1H36M37S</meta:editing-duration>
    <meta:editing-cycles>63</meta:editing-cycles>
    <meta:generator>LibreOffice/3.5$Linux_X86_64 LibreOffice_project/350m1$Build-2</meta:generator>
    <meta:document-statistic meta:object-count="38"/>
  </office:meta>
</office:document-meta>
</file>